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4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5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6" style:num-suffix="." style:num-format="1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7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8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9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Standard" style:family="paragraph">
      <style:paragraph-properties fo:text-align="center" fo:margin-bottom="0.0833in" fo:text-indent="0.2916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6" style:parent-style-name="Standard" style:family="paragraph">
      <style:paragraph-properties fo:text-align="center" fo:margin-bottom="0.0833in" fo:line-height="100%" fo:text-indent="0.2916in" fo:background-color="#FFFFFF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ОбычныйИнтернет" style:family="paragraph">
      <style:paragraph-properties fo:text-align="justify" fo:margin-top="0in" fo:margin-bottom="0in" fo:background-color="#FFFFFF"/>
      <style:text-properties fo:color="#252424" fo:font-size="14pt" style:font-size-asian="14pt" style:font-size-complex="14pt"/>
    </style:style>
    <style:style style:name="P42" style:parent-style-name="ОбычныйИнтернет" style:family="paragraph">
      <style:paragraph-properties fo:text-align="justify" fo:margin-top="0in" fo:margin-bottom="0in" fo:background-color="#FFFFFF"/>
      <style:text-properties fo:color="#252424" fo:font-size="14pt" style:font-size-asian="14pt" style:font-size-complex="14pt"/>
    </style:style>
    <style:style style:name="P4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 fo:background-color="#FFFFFF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9" style:parent-style-name="Обычный" style:family="paragraph">
      <style:text-properties style:font-name-complex="Mangal" style:font-size-complex="10pt"/>
    </style:style>
    <style:style style:name="S1" style:family="section">
      <style:section-properties fo:margin-left="0in" fo:margin-right="0in" style:writing-mode="lr-tb">
        <style:columns fo:column-count="3">
          <style:column style:rel-width="3009*" fo:start-indent="0in" fo:end-indent="0in"/>
          <style:column style:rel-width="3009*" fo:start-indent="0in" fo:end-indent="0in"/>
          <style:column style:rel-width="3009*" fo:start-indent="0in" fo:end-indent="0in"/>
        </style:columns>
      </style:section-properties>
    </style:style>
    <style:style style:name="P90" style:parent-style-name="Обычный" style:family="paragraph">
      <style:text-properties style:font-name-complex="Mangal" style:font-size-complex="10pt"/>
    </style:style>
    <style:style style:name="S2" style:family="section">
      <style:section-properties fo:margin-left="0in" fo:margin-right="0in" style:writing-mode="lr-tb"/>
    </style:style>
    <style:style style:name="P91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6" style:parent-style-name="Standard" style:family="paragraph">
      <style:paragraph-properties fo:text-align="center" fo:background-color="#FFFFFF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105" style:parent-style-name="Standard" style:family="paragraph">
      <style:paragraph-properties fo:background-color="#FFFFFF"/>
    </style:style>
    <style:style style:name="T106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07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108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09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110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11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112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13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14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15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116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117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18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T119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120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ru" fo:country="RU"/>
    </style:style>
    <style:style style:name="P121" style:parent-style-name="Standard" style:family="paragraph">
      <style:paragraph-properties fo:background-color="#FFFFFF"/>
    </style:style>
    <style:style style:name="P122" style:parent-style-name="Обычный" style:family="paragraph">
      <style:paragraph-properties fo:text-align="center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Обычный" style:family="paragraph">
      <style:text-properties fo:font-weight="bold" style:font-weight-asian="bold"/>
    </style:style>
    <style:style style:name="P12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9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 fo:background-color="#FFFFFF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margin-top="0.1666in" fo:line-height="137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46" style:parent-style-name="Standard" style:family="paragraph">
      <style:paragraph-properties fo:margin-top="0.1666in" fo:line-height="13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Standard" style:family="paragraph">
      <style:paragraph-properties fo:margin-top="0.1666in" fo:line-height="13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line-height="100%" fo:background-color="#FFFFFF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Standard" style:family="paragraph">
      <style:paragraph-properties fo:margin-top="0.1666in" fo:line-height="10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<text:s/>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<text:s/>3</text:p>
      <text:p text:style-name="P12"><text:span text:style-name="T13">Тема:</text:span><text:span text:style-name="T14"> </text:span><text:span text:style-name="T15">Наследование, полиморфизм</text:span><text:span text:style-name="T16"><text:s/></text:span><text:span text:style-name="T17">С</text:span><text:span text:style-name="T18">++</text:span></text:p>
      <text:p text:style-name="P19"/>
      <text:p text:style-name="P20"><text:s/></text:p>
      <text:p text:style-name="P21"><text:s/></text:p>
      <text:p text:style-name="P22"><text:s/></text:p>
      <text:p text:style-name="P23">Студент: Пермяков Никита Александрович</text:p>
      <text:p text:style-name="P24">Группа: 80-208</text:p>
      <text:p text:style-name="P25">Преподаватель: Чернышов Л.Н.</text:p>
      <text:p text:style-name="P26">Дата:</text:p>
      <text:p text:style-name="P27">Оценка:</text:p>
      <text:p text:style-name="P28"/>
      <text:p text:style-name="P29"/>
      <text:p text:style-name="P30"/>
      <text:p text:style-name="P31"><text:s/></text:p>
      <text:p text:style-name="P32"/>
      <text:p text:style-name="P33"/>
      <text:p text:style-name="P34"/>
      <text:p text:style-name="P35"/>
      <text:p text:style-name="P36"><text:span text:style-name="T37">Москва, 20</text:span><text:span text:style-name="T38">20</text:span></text:p>
      <text:soft-page-break/>
      <text:p text:style-name="P39">Постановка задачи</text:p>
      <text:p text:style-name="P40"/>
      <text:p text:style-name="P41">Разработать программу на языке C++ согласно варианту задания. Программа на C++ должна собираться с помощью системы сборки CMake. Программа должна получать данные из стандартного ввода и выводить данные в стандартный вывод.</text:p>
      <text:p text:style-name="P42">Необходимо настроить сборку лабораторной работы с помощью CMake. </text:p>
      <text:p text:style-name="P43"/>
      <text:list text:style-name="LFO11" text:continue-numbering="true">
        <text:list-item>
          <text:p text:style-name="P44">Разработать классы согласно варианту задания, классы должны наследоваться от базового класса Figure. Фигуры являются фигурами вращения. Все классы должны поддерживать набор общих методов:</text:p>
        </text:list-item>
      </text:list>
      <text:list text:style-name="LFO12" text:continue-numbering="true">
        <text:list-item>
          <text:p text:style-name="P45">Вычисление центра фигуры;</text:p>
        </text:list-item>
        <text:list-item>
          <text:p text:style-name="P46">Вывод в стандартный поток вывода std::cout координат вершин фигуры;</text:p>
        </text:list-item>
        <text:list-item>
          <text:p text:style-name="P47">Вычисление площади фигуры;</text:p>
        </text:list-item>
      </text:list>
      <text:p text:style-name="P48"><text:span text:style-name="T49"> </text:span></text:p>
      <text:p text:style-name="P50">Создать программу, которая позволяет:</text:p>
      <text:list text:style-name="LFO13" text:continue-numbering="true">
        <text:list-item>
          <text:p text:style-name="P51">Вводить из стандартного ввода std::cin фигуры, согласно варианту задания.</text:p>
        </text:list-item>
        <text:list-item>
          <text:p text:style-name="P52">Сохранять созданные фигуры в динамический массив std::vector&lt;Figure*&gt;</text:p>
        </text:list-item>
        <text:list-item>
          <text:p text:style-name="P53">Вызывать для всего массива общие функции (1-3 см. выше).Т.е. распечатывать для каждой фигуры в массиве геометрический центр, координаты вершин и площадь.</text:p>
        </text:list-item>
        <text:list-item>
          <text:p text:style-name="P54">Необходимо уметь вычислять общую площадь фигур в массиве.</text:p>
        </text:list-item>
        <text:list-item>
          <text:p text:style-name="P55">Удалять из массива фигуру по индексу;</text:p>
        </text:list-item>
      </text:list>
      <text:p text:style-name="P56"/>
      <text:p text:style-name="P57">Вариант: 32</text:p>
      <text:list text:style-name="LFO13" text:continue-numbering="true">
        <text:list-item>
          <text:p text:style-name="P58">Треугольник</text:p>
        </text:list-item>
        <text:list-item>
          <text:p text:style-name="P59">Квадрат</text:p>
        </text:list-item>
        <text:list-item>
          <text:p text:style-name="P60">Восьмиугольник</text:p>
        </text:list-item>
      </text:list>
      <text:p text:style-name="P61"/>
      <text:p text:style-name="P62"><text:span text:style-name="T63">Цель:</text:span></text:p>
      <text:list text:style-name="LFO14" text:continue-numbering="true">
        <text:list-item>
          <text:p text:style-name="P64">Изучение механизмов работы с наследованием в С++</text:p>
        </text:list-item>
      </text:list>
      <text:p text:style-name="P65"/>
      <text:p text:style-name="P66"/>
      <text:p text:style-name="P67"/>
      <text:p text:style-name="P68"/>
      <text:soft-page-break/>
      <text:p text:style-name="P69">Описание программы</text:p>
      <text:p text:style-name="P70"/>
      <text:list text:style-name="LFO10" text:continue-numbering="true">
        <text:list-item>
          <text:p text:style-name="P71">Программа выполняет определённые действия по введённым командам:</text:p>
          <text:list text:continue-numbering="true">
            <text:list-item>
              <text:p text:style-name="P72">0 — выход из программы;</text:p>
            </text:list-item>
            <text:list-item>
              <text:p text:style-name="P73">1,2,3 — создание фигуры<text:s/>(Квадрат, Прямоугольник,<text:s/>Восьмиугольник<text:s/>соответственно), получение вершин через ввод, проверка, вывод данных вершин, вычисление центра и площади;</text:p>
            </text:list-item>
            <text:list-item>
              <text:p text:style-name="P74">4 — создание кортежа как производного четырёхугольника, получение вершин через ввод, проверка, вывод данных вершин, вычисление центра и площади;</text:p>
            </text:list-item>
          </text:list>
        </text:list-item>
        <text:list-item>
          <text:p text:style-name="P75">Шаблонная функция print() печатает координаты всех точек данной фигуры или кортежа. Она определена для моих фигур и tuple. Во втором случае все дело вычисляется рекурсивно.</text:p>
        </text:list-item>
        <text:list-item>
          <text:p text:style-name="P76">Функция center() возвращает точку с x –деление суммы иксов всех точек данной фигуры на их количество, у – аналогично х. Она определена для моих фигур и tuple. Во втором случае все дело вычисляется рекурсивно;</text:p>
        </text:list-item>
        <text:list-item>
          <text:p text:style-name="P77"><text:span text:style-name="T78">Функция<text:s/></text:span><text:span text:style-name="T79">area</text:span><text:span text:style-name="T80">() вычисляет площадь данной фигуры или совокупности точек в кортеже в зависимости от типа фигуры по методу Гаусса (формула землемера, метод шунтирования) и возвращает это значение.</text:span></text:p>
        </text:list-item>
      </text:list>
      <text:p text:style-name="P81"/>
      <text:p text:style-name="P82"/>
      <text:p text:style-name="P83"/>
      <text:p text:style-name="P84"/>
      <text:p text:style-name="P85">Набор тестов</text:p>
      <text:p text:style-name="P86"/>
      <text:p text:style-name="P87">Пояснение:</text:p>
      <text:p text:style-name="P88"/>
      <text:p text:style-name="P89"/>
      <text:section text:name="Sect1" text:style-name="S1">
        <text:p text:style-name="P90"/>
      </text:section>
      <text:section text:name="Sect2" text:style-name="S2">
        <text:p text:style-name="P91"/>
        <text:p text:style-name="P92"/>
        <text:p text:style-name="P93">Результаты выполнения тестов.</text:p>
        <text:p text:style-name="P94"/>
        <text:p text:style-name="P95"/>
        <text:p text:style-name="P96"><text:span text:style-name="T97">Листинг</text:span><text:span text:style-name="T98"><text:s/></text:span><text:span text:style-name="T99">программы</text:span></text:p>
        <text:p text:style-name="P100"/>
        <text:p text:style-name="P101"/>
        <text:p text:style-name="P102"/>
        <text:p text:style-name="P103">Ссылка на репозиторий</text:p>
        <text:p text:style-name="P104"/>
        <text:p text:style-name="P105"><text:a xlink:href="https://github.com/GitGood2000/oop_exercise_04" office:target-frame-name="_top" xlink:show="replace"><text:span text:style-name="T106">https</text:span><text:span text:style-name="T107">://</text:span><text:span text:style-name="T108">github</text:span><text:span text:style-name="T109">.</text:span><text:span text:style-name="T110">com</text:span><text:span text:style-name="T111">/</text:span></text:a><text:a xlink:href="https://github.com/GitGood2000/oop_exercise_04" office:target-frame-name="_top" xlink:show="replace"><text:span text:style-name="T112">ni</text:span><text:bookmark-start text:name="_Hlt52973958"/><text:bookmark-start text:name="_Hlt52973959"/><text:span text:style-name="T113">k</text:span><text:bookmark-end text:name="_Hlt52973958"/><text:bookmark-end text:name="_Hlt52973959"/><text:span text:style-name="T114">it</text:span><text:span text:style-name="T115">34</text:span></text:a><text:span text:style-name="T116">/</text:span><text:span text:style-name="T117">oop</text:span><text:span text:style-name="T118">_</text:span><text:span text:style-name="T119">exercise</text:span><text:span text:style-name="T120">_04</text:span></text:p>
        <text:p text:style-name="P121"/>
        <text:p text:style-name="P122"><text:span text:style-name="T123">Объяснение результатов работы программы</text:span></text:p>
        <text:p text:style-name="P124"/>
        <text:p text:style-name="P125">Пользователь выбирает демонстрацию работы программы с использованием массива точек, tuple или заданных классов. При нажатии 1 выводятся координаты вершин, геометрический центр и площадь трёх фигур: квадрата с вершинами типа float, прямоугольника с вершинами типа int и трапеции с вершинами типа double. При нажатии 2 выводятся координаты вершин, геометрический центр и площадь квадрата и трапеции, заданных в виде массива. При нажатии 3 пользователь сам выбирает одну из трёх фигур и вводит координаты их вершин. После этого выводятся координаты вершин и геометрического центра и площадь введённой фигуры.</text:p>
        <text:p text:style-name="P126"/>
        <text:p text:style-name="P127"/>
        <text:p text:style-name="P128">Вывод</text:p>
        <text:p text:style-name="P129"><text:s/><text:s/><text:tab/><text:s/><text:tab/></text:p>
        <text:p text:style-name="P130"><text:span text:style-name="T131">В ходе работы были приобретены навыки работы</text:span><text:span text:style-name="T132"><text:s/>с шаблонами и кортежами в<text:s/></text:span><text:span text:style-name="T133">C</text:span><text:span text:style-name="T134">++</text:span><text:span text:style-name="T135">.</text:span><text:span text:style-name="T136"><text:s/></text:span><text:span text:style-name="T137">Написана программа, производящая операции с помощью шаблонов и работающая с кортежами.</text:span></text:p>
        <text:p text:style-name="P138"/>
        <text:p text:style-name="P139"/>
        <text:p text:style-name="P140">СПИСОК ЛИТЕРАТУРЫ <text:s text:c="2"/></text:p>
        <text:p text:style-name="P141"><text:span text:style-name="T142">1. Перегрузка операторов С++ [Электронный ресурс]. <text:s/></text:span><text:span text:style-name="T143">URL:</text:span><text:a xlink:href="https://ravesli.com/urok-45-pobitovye-operatory/" office:target-frame-name="_top" xlink:show="replace"><text:span text:style-name="T144"><text:s/></text:span></text:a><text:a xlink:href="https://metanit.com/cpp/tutorial/5.14.php" office:target-frame-name="_top" xlink:show="replace"><text:span text:style-name="T145">https://metanit.com/cpp/tutorial/5.14.php</text:span></text:a></text:p>
        <text:p text:style-name="P146">(дата обращения: 29.09.2020).</text:p>
        <text:p text:style-name="P147"/>
        <text:p text:style-name="P148">2. Битовые операции С++ [Электронный ресурс]. URL:</text:p>
        <text:p text:style-name="P149"><text:a xlink:href="http://www.c-cpp.ru/books/bitovye-operatory" office:target-frame-name="_top" xlink:show="replace"><text:span text:style-name="T150">http://www.c-cpp.ru/books/bitovye-operatory</text:span></text:a></text:p>
        <text:soft-page-break/>
        <text:p text:style-name="P151"><text:span text:style-name="T152">(дата обращения: 29.09.20</text:span><text:span text:style-name="T153">20</text:span><text:span text:style-name="T154">)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5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5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5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4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5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6" style:num-suffix="." style:num-format="1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7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8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9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0-10-07T11:31:00Z</meta:creation-date>
    <dc:date>2020-10-07T11:55:00Z</dc:date>
    <meta:template xlink:href="Normal.dotm" xlink:type="simple"/>
    <meta:editing-cycles>4</meta:editing-cycles>
    <meta:editing-duration>PT3600S</meta:editing-duration>
    <meta:document-statistic meta:page-count="5" meta:paragraph-count="8" meta:word-count="624" meta:character-count="4174" meta:row-count="29" meta:non-whitespace-character-count="3558"/>
  </office:meta>
</office:document-meta>
</file>